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555" officeooo:paragraph-rsid="000bf555"/>
    </style:style>
    <style:style style:name="P2" style:family="paragraph" style:parent-style-name="Standard">
      <style:text-properties officeooo:rsid="000bf555" officeooo:paragraph-rsid="000ca435"/>
    </style:style>
    <style:style style:name="P3" style:family="paragraph" style:parent-style-name="Standard">
      <style:text-properties officeooo:rsid="000ca435" officeooo:paragraph-rsid="000ca435"/>
    </style:style>
    <style:style style:name="P4" style:family="paragraph" style:parent-style-name="Standard">
      <style:text-properties officeooo:rsid="000bf555" officeooo:paragraph-rsid="000bf555"/>
    </style:style>
    <style:style style:name="P5" style:family="paragraph" style:parent-style-name="Standard">
      <style:text-properties officeooo:rsid="000bf555" officeooo:paragraph-rsid="000e47a2"/>
    </style:style>
    <style:style style:name="P6" style:family="paragraph" style:parent-style-name="Standard">
      <style:text-properties style:font-name="Times New Roman" officeooo:rsid="000d5485" officeooo:paragraph-rsid="000bf555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d5485" officeooo:paragraph-rsid="000e47a2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rsid="00089856" officeooo:paragraph-rsid="000e47a2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6pt" officeooo:rsid="000feda0" officeooo:paragraph-rsid="000feda0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89856" officeooo:paragraph-rsid="000e47a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rsid="00089856" officeooo:paragraph-rsid="000e47a2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089856" officeooo:paragraph-rsid="000e47a2"/>
    </style:style>
    <style:style style:name="T1" style:family="text">
      <style:text-properties officeooo:rsid="000ca435"/>
    </style:style>
    <style:style style:name="T2" style:family="text">
      <style:text-properties officeooo:rsid="0011fbd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47a2"/>
    </style:style>
    <style:style style:name="T6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umento <text:span text:style-name="T5">técnico de la arquitectura de la IA</text:span></text:p>
      <text:p text:style-name="P10">IKI</text:p>
      <text:p text:style-name="P11"/>
      <text:p text:style-name="P9">El juego contendrá</text:p>
      <text:p text:style-name="P12"/>
      <text:p text:style-name="P5"><text:tab/>Máquinas de Estados, Lógica difusa, Pathplanning, Steering behaviours, <text:span text:style-name="T6">Blackboard.</text:span></text:p>
      <text:p text:style-name="P12"/>
      <text:p text:style-name="P9">En qué partes del juego se ve esto</text:p>
      <text:p text:style-name="P12"/>
      <text:p text:style-name="P7"><text:tab/><text:span text:style-name="T3">- Cambio de un estado a otro</text:span></text:p>
      <text:p text:style-name="P12"/>
      <text:p text:style-name="P7">Por defecto nuestro enemigo/bot/guardia, estará o quieto en un punto mirando de lado a lado (estado <text:span text:style-name="T4">vigilar</text:span>), o patrullando una ruta predefinida (estado <text:span text:style-name="T4">patrullar</text:span>).</text:p>
      <text:p text:style-name="P7"/>
      <text:p text:style-name="P6">Nuestro bot puede cambiar de patrull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9M57S</meta:editing-duration>
    <meta:editing-cycles>4</meta:editing-cycles>
    <meta:generator>LibreOffice/5.2.3.3$Windows_x86 LibreOffice_project/d54a8868f08a7b39642414cf2c8ef2f228f780cf</meta:generator>
    <dc:date>2016-12-21T22:12:01.441000000</dc:date>
    <meta:document-statistic meta:table-count="0" meta:image-count="0" meta:object-count="0" meta:page-count="1" meta:paragraph-count="8" meta:word-count="66" meta:character-count="414" meta:non-whitespace-character-count="354"/>
    <meta:user-defined meta:name="Info 1"/>
    <meta:user-defined meta:name="Info 2"/>
    <meta:user-defined meta:name="Info 3"/>
    <meta:user-defined meta:name="Info 4"/>
  </office:meta>
</office:document-meta>
</file>